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170mm" style:rel-column-width="65535*"/>
    </style:style>
    <style:style style:name="Table1.A1" style:family="table-cell">
      <style:table-cell-properties fo:background-color="#cccccc" fo:padding="0.97mm" fo:border="0.02mm solid #cccccc">
        <style:background-image/>
      </style:table-cell-properties>
    </style:style>
    <style:style style:name="Table1.A2" style:family="table-cell">
      <style:table-cell-properties fo:padding="0.97mm" fo:border-left="0.02mm solid #cccccc" fo:border-right="0.02mm solid #cccccc" fo:border-top="none" fo:border-bottom="0.02mm solid #cccccc"/>
    </style:style>
    <style:style style:name="Table2" style:family="table">
      <style:table-properties style:width="170mm" table:align="margins"/>
    </style:style>
    <style:style style:name="Table2.A" style:family="table-column">
      <style:table-column-properties style:column-width="170mm" style:rel-column-width="65535*"/>
    </style:style>
    <style:style style:name="Table2.A1" style:family="table-cell">
      <style:table-cell-properties fo:background-color="#cccccc" fo:padding="0.97mm" fo:border="0.02mm solid #cccccc">
        <style:background-image/>
      </style:table-cell-properties>
    </style:style>
    <style:style style:name="Table2.A2" style:family="table-cell">
      <style:table-cell-properties fo:padding="0.97mm" fo:border-left="0.02mm solid #cccccc" fo:border-right="0.02mm solid #cccccc" fo:border-top="none" fo:border-bottom="0.02mm solid #cccccc"/>
    </style:style>
    <style:style style:name="Table3" style:family="table">
      <style:table-properties style:width="170mm" table:align="margins"/>
    </style:style>
    <style:style style:name="Table3.A" style:family="table-column">
      <style:table-column-properties style:column-width="170mm" style:rel-column-width="65535*"/>
    </style:style>
    <style:style style:name="Table3.A1" style:family="table-cell">
      <style:table-cell-properties fo:background-color="#cccccc" fo:padding="0.97mm" fo:border="0.02mm solid #cccccc">
        <style:background-image/>
      </style:table-cell-properties>
    </style:style>
    <style:style style:name="Table3.A2" style:family="table-cell">
      <style:table-cell-properties fo:padding="0.97mm" fo:border-left="0.02mm solid #cccccc" fo:border-right="0.02mm solid #cccccc" fo:border-top="none" fo:border-bottom="0.02mm solid #cccccc"/>
    </style:style>
    <style:style style:name="Table4" style:family="table">
      <style:table-properties style:width="170mm" table:align="margins"/>
    </style:style>
    <style:style style:name="Table4.A" style:family="table-column">
      <style:table-column-properties style:column-width="170mm" style:rel-column-width="65535*"/>
    </style:style>
    <style:style style:name="Table4.A1" style:family="table-cell">
      <style:table-cell-properties fo:background-color="#cccccc" fo:padding="0.97mm" fo:border="0.02mm solid #cccccc">
        <style:background-image/>
      </style:table-cell-properties>
    </style:style>
    <style:style style:name="Table4.A2" style:family="table-cell">
      <style:table-cell-properties fo:padding="0.97mm" fo:border-left="0.02mm solid #cccccc" fo:border-right="0.02mm solid #cccccc" fo:border-top="none" fo:border-bottom="0.02mm solid #cccccc"/>
    </style:style>
    <style:style style:name="P1" style:family="paragraph" style:parent-style-name="frame_20_header">
      <style:paragraph-properties style:shadow="none"/>
    </style:style>
    <style:style style:name="P2"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wrap="dynamic" style:number-wrapped-paragraphs="1"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882491321189167835" text:style-name="Outline">
                <text:list-item>
                    <text:h text:style-name="P2" text:outline-level="1">
                        <draw:frame draw:style-name="fr1" draw:name="dashboard-icon.png" text:anchor-type="paragraph" svg:x="157mm" svg:y="0mm" svg:width="13mm" svg:height="10.94mm" draw:z-index="1">
                            <draw:image xlink:href="Pictures/100002010000036B0000031B40540EF8.png" xlink:type="simple" xlink:show="embed" xlink:actuate="onLoad"/>
                        </draw:frame>
                        
                        
                        DisconnectInstrument</text:h>
                    <text:list>
                        <text:list-item>
                            <text:h text:style-name="Heading_20_2" text:outline-level="2">Description</text:h>
                        </text:list-item>
                    </text:list>
                </text:list-item>
            </text:list>

            <text:p text:style-name="Standard"><text:span>Initiates asynchronous disconnection from the instrument, i.e. the Action will not wait for us to disconnect from the instrument before exiting to </text:span><text:span text:style-name="backtick">seqout</text:span><text:span>, but exits immediately. We can check whether we are disconnected or not with </text:span><text:span text:style-name="backtick">instrument_variable.isConnected</text:span><text:span>. For example we can monitor this expression within the </text:span><text:span text:style-name="T1">Watch</text:span><text:span> Action in order to catch the moment when disconnection from the instrument occurred.</text:span></text:p><text:span> </text:span>

            
                <text:list xml:id="list322571231" text:continue-numbering="true"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Instrument
                                                                        <text:s text:c="4"/>
                                                                        <text:span text:style-name="T2">EXPRESSION (object:Instrument)</text:span>
                                                                    </text:h>
                                                                </text:list-item>
                                                            </text:list>
                                                        </text:list-item>
                                                    </text:list>
                                                </text:list-item>
                                            </text:list>
                                            <text:p text:style-name="Standard"><text:span>Instrument object to disconnect from.</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span> </text:span>
                                            <text:p text:style-name="Standard"/>,
                                            <text:list xml:id="list1065229068" text:continue-numbering="true"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span> </text:span>
                                            <text:p text:style-name="Standard"/>,
                                            <text:list xml:id="list1065229068" text:continue-numbering="true"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span> </text:span><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span> </text:span>
                                            <text:p text:style-name="Standard"/>
                            </table:table-cell>
                        </table:table-row>
                    </table:table>

            
                <text:list xml:id="list2080053797" text:continue-numbering="true" text:style-name="Outline">
                    <text:list-item>
                        <text:list>
                            <text:list-item>
                                <text:h text:style-name="Heading_20_2" text:outline-level="2">Inputs</text:h>
                            </text:list-item>
                        </text:list>
                    </text:list-item>
                </text:list>

                
                            <text:list xml:id="list53662346" text:continue-numbering="true" text:style-name="Outline">
                                <text:list-item>
                                    <text:list>
                                        <text:list-item>
                                            <text:list>
                                                <text:list-item>
                                                    <text:h text:style-name="Heading_20_3" text:outline-level="3">
                                                        seqin
                                                        <text:s text:c="4"/>
                                                        <text:span text:style-name="T2">SEQ | MANDATORY</text:span>
                                                    </text:h>
                                                </text:list-item>
                                            </text:list>
                                        </text:list-item>
                                    </text:list>
                                </text:list-item>
                            </text:list>
                            <text:p text:style-name="Standard"><text:span>A standard sequence input.</text:span></text:p><text:span> </text:span>
                            <text:p text:style-name="Standard"/>;
                        

            
                <text:list xml:id="list2080153797" text:continue-numbering="true" text:style-name="Outline">
                    <text:list-item>
                        <text:list>
                            <text:list-item>
                                <text:h text:style-name="Heading_20_2" text:outline-level="2">Outputs</text:h>
                            </text:list-item>
                        </text:list>
                    </text:list-item>
                </text:list>

                
                            <text:list xml:id="list513662346"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text:span></text:p><text:span> </text:spa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0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mm" fo:margin-right="0mm" fo:margin-top="1.99mm" fo:margin-bottom="1.99mm" fo:text-indent="0mm" style:auto-text-indent="false"/>
      <style:text-properties fo:color="#0066cc"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frame_20_header" style:display-name="frame header" style:family="paragraph" style:parent-style-name="Standard" style:next-style-name="Standard" style:master-page-name="">
      <style:paragraph-properties fo:margin-left="0mm" fo:margin-right="0mm" fo:margin-top="0mm" fo:margin-bottom="0mm" style:register-true="false" fo:text-indent="1.99mm" style:auto-text-indent="false" style:page-number="auto" fo:background-color="#cccccc" style:shadow="none" text:number-lines="false" text:line-number="0">
        <style:tab-stops/>
        <style:background-image/>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A" style:num-suffix="." style:num-format="1">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format="">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Loop Action</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A1.Loop</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